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Vam-pirate ship-vivor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KA VPSV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ain part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2D Top Down Camera</text:p>
              </text:list-item>
              <text:list-item>
                <text:p>Player controls a boat</text:p>
              </text:list-item>
              <text:list-item>
                <text:p>The boat has an inventory</text:p>
              </text:list-item>
              <text:list-item>
                <text:p>The boat has slots for weapons and upgrades</text:p>
              </text:list-item>
              <text:list-item>
                <text:p>Items can be collected, sold or bought</text:p>
              </text:list-item>
              <text:list-item>
                <text:p>An infinite stream of enemies keeps spawning</text:p>
              </text:list-item>
              <text:list-item>
                <text:p>Player selects quests to complete</text:p>
              </text:list-item>
              <text:list-item>
                <text:p>Player travels to complete ques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Game loop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3">
              <text:list-item>
                <text:p>Player is in a safe place where they can make changes to their ship</text:p>
              </text:list-item>
              <text:list-item>
                <text:p>Player selects a quest from a list – which turns off the safe place effect</text:p>
              </text:list-item>
              <text:list-item>
                <text:p>Player is attacked by various enemies while they go to and complete a task to complete the quest</text:p>
              </text:list-item>
              <text:list-item>
                <text:p>Player travels to new safe place unlocked upon quest completion</text:p>
              </text:list-item>
              <text:list-item>
                <text:p>Return to step 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ick up system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hipping containers float on water</text:p>
              </text:list-item>
              <text:list-item>
                <text:p>Player picks them up by coming close</text:p>
              </text:list-item>
              <text:list-item>
                <text:p>Containers are opened like loot boxes once the player reaches a safe place</text:p>
              </text:list-item>
              <text:list-item>
                <text:p>Containers can hold items or resources for buying ite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tem system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he player has an inventory for collected items</text:p>
              </text:list-item>
              <text:list-item>
                <text:p>The player has weapon and utility slots</text:p>
              </text:list-item>
              <text:list-item>
                <text:p>The player can buy and sell items</text:p>
              </text:list-item>
              <text:list-item>
                <text:p>The player can get items from loot boxes</text:p>
              </text:list-item>
              <text:list-item>
                <text:p>Items can’t be bought / unboxed if inventory is fu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mbat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he player boat has weapons slots</text:p>
              </text:list-item>
              <text:list-item>
                <text:p text:style-name="P2">Weapons that automatically shoot enemies</text:p>
              </text:list-item>
              <text:list-item>
                <text:p text:style-name="P2">Enemies and player have H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1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5:24:55.925844368</meta:creation-date>
    <meta:editing-duration>PT2H5M34S</meta:editing-duration>
    <meta:editing-cycles>15</meta:editing-cycles>
    <meta:generator>LibreOffice/24.8.3.2$Linux_X86_64 LibreOffice_project/e14c9fdd1f585efcbb2c5363087a99d20928d522</meta:generator>
    <dc:title>Midnightblue</dc:title>
    <dc:date>2024-11-16T19:40:16.601886925</dc:date>
    <meta:document-statistic meta:object-count="74"/>
  </office:meta>
</office:document-meta>
</file>